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ource Sans Pro" svg:font-family="'Source Sans Pro', 'Open Sans', 'Helvetica Neue', sans-serif"/>
    <style:font-face style:name="Times-Roman" svg:font-family="Times-Roman"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eader" style:family="table">
      <style:table-properties style:width="6.925in" table:align="margins"/>
    </style:style>
    <style:style style:name="Header.A" style:family="table-column">
      <style:table-column-properties style:column-width="3.4625in" style:rel-column-width="32767*"/>
    </style:style>
    <style:style style:name="Header.B" style:family="table-column">
      <style:table-column-properties style:column-width="3.4625in" style:rel-column-width="32768*"/>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P1" style:family="paragraph" style:parent-style-name="Table_20_Heading">
      <style:paragraph-properties fo:text-align="end" style:justify-single-word="false"/>
      <style:text-properties officeooo:rsid="0009d07c" officeooo:paragraph-rsid="0009d07c"/>
    </style:style>
    <style:style style:name="P2" style:family="paragraph" style:parent-style-name="Table_20_Heading">
      <style:paragraph-properties fo:text-align="start" style:justify-single-word="false"/>
      <style:text-properties style:font-name="Times New Roman" officeooo:rsid="0009d07c" officeooo:paragraph-rsid="0009d07c"/>
    </style:style>
    <style:style style:name="P3" style:family="paragraph" style:parent-style-name="Footnote">
      <style:text-properties officeooo:rsid="00862afc" officeooo:paragraph-rsid="00862afc"/>
    </style:style>
    <style:style style:name="P4" style:family="paragraph" style:parent-style-name="Footnote">
      <style:text-properties officeooo:rsid="0087a152" officeooo:paragraph-rsid="0087a152"/>
    </style:style>
    <style:style style:name="P5" style:family="paragraph" style:parent-style-name="Indented_20_Text_20_Body" style:master-page-name="">
      <loext:graphic-properties draw:fill="none" draw:fill-image-width="0in" draw:fill-image-height="0in"/>
      <style:paragraph-properties fo:margin-left="0.5in" fo:margin-right="0in" fo:margin-top="0in" fo:margin-bottom="0.0835in" loext:contextual-spacing="false" fo:text-align="justify" style:justify-single-word="false" fo:text-indent="0in" style:auto-text-indent="false" style:page-number="auto"/>
      <style:text-properties style:font-name="Times New Roman" officeooo:paragraph-rsid="00898c7b"/>
    </style:style>
    <style:style style:name="P6" style:family="paragraph" style:parent-style-name="Indented_20_Text_20_Body">
      <loext:graphic-properties draw:fill="none" draw:fill-image-width="0in" draw:fill-image-height="0in"/>
      <style:paragraph-properties fo:margin-left="0.5in" fo:margin-right="0in" fo:margin-top="0in" fo:margin-bottom="0.0835in" loext:contextual-spacing="false" fo:text-align="justify" style:justify-single-word="false" fo:text-indent="0in" style:auto-text-indent="false"/>
      <style:text-properties style:font-name="Times New Roman" officeooo:paragraph-rsid="00b25545"/>
    </style:style>
    <style:style style:name="P7" style:family="paragraph" style:parent-style-name="Indented_20_Text_20_Body">
      <style:text-properties style:font-name="Times New Roman"/>
    </style:style>
    <style:style style:name="P8" style:family="paragraph" style:parent-style-name="Indented_20_Text_20_Body">
      <style:text-properties style:font-name="Times New Roman" officeooo:paragraph-rsid="00844b4b"/>
    </style:style>
    <style:style style:name="P9" style:family="paragraph" style:parent-style-name="Indented_20_Text_20_Body">
      <style:text-properties style:font-name="Times New Roman" officeooo:paragraph-rsid="009f8745"/>
    </style:style>
    <style:style style:name="P10" style:family="paragraph" style:parent-style-name="Text_20_body">
      <style:text-properties style:font-name="Times New Roman"/>
    </style:style>
    <style:style style:name="P11" style:family="paragraph" style:parent-style-name="Text_20_body">
      <style:text-properties style:font-name="Times New Roman" officeooo:paragraph-rsid="00b0105b"/>
    </style:style>
    <style:style style:name="P12" style:family="paragraph" style:parent-style-name="Text_20_body">
      <style:text-properties style:font-name="Times New Roman" officeooo:paragraph-rsid="00ac93dd"/>
    </style:style>
    <style:style style:name="P13" style:family="paragraph" style:parent-style-name="Text_20_body">
      <style:text-properties style:font-name="Times New Roman" fo:font-weight="bold" officeooo:rsid="005c4779" officeooo:paragraph-rsid="00ac93dd" style:font-weight-asian="bold" style:font-weight-complex="bold"/>
    </style:style>
    <style:style style:name="P14" style:family="paragraph" style:parent-style-name="Text_20_body">
      <style:text-properties style:font-name="Times New Roman" officeooo:paragraph-rsid="00ad5319"/>
    </style:style>
    <style:style style:name="P15" style:family="paragraph" style:parent-style-name="Text_20_body">
      <loext:graphic-properties draw:fill="none" draw:fill-image-width="0in" draw:fill-image-height="0in"/>
      <style:paragraph-properties fo:margin-left="0in" fo:margin-right="0in" fo:margin-top="0in" fo:margin-bottom="0.0835in" loext:contextual-spacing="false" fo:text-align="justify" style:justify-single-word="false" fo:text-indent="0in" style:auto-text-indent="false"/>
      <style:text-properties style:font-name="Times New Roman" officeooo:rsid="0090a544" officeooo:paragraph-rsid="0090a544"/>
    </style:style>
    <style:style style:name="P16" style:family="paragraph" style:parent-style-name="Heading_20_1">
      <style:text-properties style:font-name="Times New Roman"/>
    </style:style>
    <style:style style:name="P17" style:family="paragraph" style:parent-style-name="Heading_20_2">
      <style:text-properties style:font-name="Times New Roman"/>
    </style:style>
    <style:style style:name="P18" style:family="paragraph" style:parent-style-name="Text_20_body" style:list-style-name="L1">
      <style:text-properties style:font-name="Times New Roman" officeooo:rsid="00ac93dd" officeooo:paragraph-rsid="00ac93dd"/>
    </style:style>
    <style:style style:name="P19" style:family="paragraph" style:parent-style-name="Text_20_body" style:list-style-name="L2">
      <style:text-properties style:font-name="Times New Roman"/>
    </style:style>
    <style:style style:name="P20" style:family="paragraph" style:parent-style-name="Text_20_body" style:list-style-name="L3">
      <style:text-properties style:font-name="Times New Roman"/>
    </style:style>
    <style:style style:name="P21" style:family="paragraph" style:parent-style-name="Text_20_body" style:list-style-name="L4">
      <style:text-properties style:font-name="Times New Roman"/>
    </style:style>
    <style:style style:name="P22" style:family="paragraph" style:parent-style-name="Text_20_body" style:list-style-name="L5">
      <style:text-properties style:font-name="Times New Roman"/>
    </style:style>
    <style:style style:name="P23" style:family="paragraph" style:parent-style-name="Text_20_body" style:list-style-name="L6">
      <style:text-properties style:font-name="Times New Roman"/>
    </style:style>
    <style:style style:name="P24" style:family="paragraph" style:parent-style-name="Text_20_body" style:list-style-name="L7">
      <style:text-properties style:font-name="Times New Roman"/>
    </style:style>
    <style:style style:name="P25" style:family="paragraph" style:parent-style-name="Text_20_body" style:list-style-name="L8">
      <style:text-properties style:font-name="Times New Roman"/>
    </style:style>
    <style:style style:name="P26" style:family="paragraph" style:parent-style-name="Text_20_body" style:list-style-name="L9">
      <style:text-properties style:font-name="Times New Roman"/>
    </style:style>
    <style:style style:name="P27" style:family="paragraph" style:parent-style-name="Text_20_body" style:list-style-name="L9">
      <style:text-properties style:font-name="Times New Roman" officeooo:paragraph-rsid="00ad5319"/>
    </style:style>
    <style:style style:name="P28" style:family="paragraph" style:parent-style-name="Text_20_body" style:list-style-name="L9"/>
    <style:style style:name="T1" style:family="text">
      <style:text-properties officeooo:rsid="004c42bd"/>
    </style:style>
    <style:style style:name="T2" style:family="text">
      <style:text-properties officeooo:rsid="00538898"/>
    </style:style>
    <style:style style:name="T3" style:family="text">
      <style:text-properties style:text-underline-style="none" officeooo:rsid="00538898"/>
    </style:style>
    <style:style style:name="T4" style:family="text">
      <style:text-properties fo:font-weight="bold" officeooo:rsid="004c42bd" style:font-weight-asian="bold" style:font-weight-complex="bold"/>
    </style:style>
    <style:style style:name="T5" style:family="text">
      <style:text-properties fo:font-weight="bold" officeooo:rsid="005a25ce" style:font-weight-asian="bold" style:font-weight-complex="bold"/>
    </style:style>
    <style:style style:name="T6" style:family="text">
      <style:text-properties fo:font-weight="bold" officeooo:rsid="005c4779" style:font-weight-asian="bold" style:font-weight-complex="bold"/>
    </style:style>
    <style:style style:name="T7" style:family="text">
      <style:text-properties fo:font-weight="bold" officeooo:rsid="00ac93dd" style:font-weight-asian="bold" style:font-weight-complex="bold"/>
    </style:style>
    <style:style style:name="T8" style:family="text">
      <style:text-properties officeooo:rsid="005c4779"/>
    </style:style>
    <style:style style:name="T9" style:family="text">
      <style:text-properties officeooo:rsid="0062db9f"/>
    </style:style>
    <style:style style:name="T10" style:family="text">
      <style:text-properties officeooo:rsid="00639070"/>
    </style:style>
    <style:style style:name="T11" style:family="text">
      <style:text-properties officeooo:rsid="006596de"/>
    </style:style>
    <style:style style:name="T12" style:family="text">
      <style:text-properties officeooo:rsid="00683d95"/>
    </style:style>
    <style:style style:name="T13" style:family="text">
      <style:text-properties officeooo:rsid="006c3e38"/>
    </style:style>
    <style:style style:name="T14" style:family="text">
      <style:text-properties officeooo:rsid="006dab54"/>
    </style:style>
    <style:style style:name="T15" style:family="text">
      <style:text-properties officeooo:rsid="006dea82"/>
    </style:style>
    <style:style style:name="T16" style:family="text">
      <style:text-properties officeooo:rsid="006eefc1"/>
    </style:style>
    <style:style style:name="T17" style:family="text">
      <style:text-properties officeooo:rsid="007384f8"/>
    </style:style>
    <style:style style:name="T18" style:family="text">
      <style:text-properties officeooo:rsid="0082d3c1"/>
    </style:style>
    <style:style style:name="T19" style:family="text">
      <style:text-properties officeooo:rsid="0082d9b1"/>
    </style:style>
    <style:style style:name="T20" style:family="text">
      <style:text-properties officeooo:rsid="00844b4b"/>
    </style:style>
    <style:style style:name="T21" style:family="text">
      <style:text-properties fo:font-variant="normal" fo:text-transform="none" fo:color="#000000" fo:font-size="11.8000001907349pt" fo:letter-spacing="normal" fo:font-style="normal" fo:font-weight="normal"/>
    </style:style>
    <style:style style:name="T22" style:family="text">
      <style:text-properties fo:font-variant="normal" fo:text-transform="none" fo:color="#000000" fo:font-size="11.8000001907349pt" fo:letter-spacing="normal" fo:font-style="normal" fo:font-weight="normal" officeooo:rsid="00862afc"/>
    </style:style>
    <style:style style:name="T23" style:family="text">
      <style:text-properties fo:font-variant="normal" fo:text-transform="none" fo:color="#000000" fo:font-size="11.8000001907349pt" fo:letter-spacing="normal" fo:font-style="normal" fo:font-weight="normal" officeooo:rsid="00898c7b"/>
    </style:style>
    <style:style style:name="T24" style:family="text">
      <style:text-properties fo:font-variant="normal" fo:text-transform="none" fo:color="#000000" fo:font-size="11.8000001907349pt" fo:letter-spacing="normal" fo:font-style="normal" fo:font-weight="normal" officeooo:rsid="008b6f88"/>
    </style:style>
    <style:style style:name="T25" style:family="text">
      <style:text-properties fo:font-variant="normal" fo:text-transform="none" fo:color="#000000" fo:font-size="11.8000001907349pt" fo:letter-spacing="normal" fo:font-style="normal" fo:font-weight="normal" officeooo:rsid="008c8089"/>
    </style:style>
    <style:style style:name="T26" style:family="text">
      <style:text-properties officeooo:rsid="00913ab1"/>
    </style:style>
    <style:style style:name="T27" style:family="text">
      <style:text-properties officeooo:rsid="00927337"/>
    </style:style>
    <style:style style:name="T28" style:family="text">
      <style:text-properties officeooo:rsid="0093c180"/>
    </style:style>
    <style:style style:name="T29" style:family="text">
      <style:text-properties officeooo:rsid="0094c214"/>
    </style:style>
    <style:style style:name="T30" style:family="text">
      <style:text-properties officeooo:rsid="0098658d"/>
    </style:style>
    <style:style style:name="T31" style:family="text">
      <style:text-properties officeooo:rsid="0098d0f2"/>
    </style:style>
    <style:style style:name="T32" style:family="text">
      <style:text-properties officeooo:rsid="0098fbdc"/>
    </style:style>
    <style:style style:name="T33" style:family="text">
      <style:text-properties officeooo:rsid="00995159"/>
    </style:style>
    <style:style style:name="T34" style:family="text">
      <style:text-properties officeooo:rsid="009ac381"/>
    </style:style>
    <style:style style:name="T35" style:family="text">
      <style:text-properties officeooo:rsid="009c2e0d"/>
    </style:style>
    <style:style style:name="T36" style:family="text">
      <style:text-properties officeooo:rsid="009db020"/>
    </style:style>
    <style:style style:name="T37" style:family="text">
      <style:text-properties officeooo:rsid="009e58c6"/>
    </style:style>
    <style:style style:name="T38" style:family="text">
      <style:text-properties officeooo:rsid="009f8745"/>
    </style:style>
    <style:style style:name="T39" style:family="text">
      <style:text-properties officeooo:rsid="009f97f3"/>
    </style:style>
    <style:style style:name="T40" style:family="text">
      <style:text-properties officeooo:rsid="00a14f29"/>
    </style:style>
    <style:style style:name="T41" style:family="text">
      <style:text-properties officeooo:rsid="00a2ca43"/>
    </style:style>
    <style:style style:name="T42" style:family="text">
      <style:text-properties officeooo:rsid="00a465d6"/>
    </style:style>
    <style:style style:name="T43" style:family="text">
      <style:text-properties officeooo:rsid="00a65492"/>
    </style:style>
    <style:style style:name="T44" style:family="text">
      <style:text-properties officeooo:rsid="00a71ec2"/>
    </style:style>
    <style:style style:name="T45" style:family="text">
      <style:text-properties officeooo:rsid="00a8dbcc"/>
    </style:style>
    <style:style style:name="T46" style:family="text">
      <style:text-properties officeooo:rsid="00a8e99f"/>
    </style:style>
    <style:style style:name="T47" style:family="text">
      <style:text-properties officeooo:rsid="00a9edf8"/>
    </style:style>
    <style:style style:name="T48" style:family="text">
      <style:text-properties officeooo:rsid="00abcb3b"/>
    </style:style>
    <style:style style:name="T49" style:family="text">
      <style:text-properties officeooo:rsid="00abed04"/>
    </style:style>
    <style:style style:name="T50" style:family="text">
      <style:text-properties officeooo:rsid="00ada344"/>
    </style:style>
    <style:style style:name="T51" style:family="text">
      <style:text-properties officeooo:rsid="00ae3da6"/>
    </style:style>
    <style:style style:name="T52" style:family="text">
      <style:text-properties officeooo:rsid="00b0105b"/>
    </style:style>
    <style:style style:name="T53" style:family="text">
      <style:text-properties officeooo:rsid="00b0b722"/>
    </style:style>
    <style:style style:name="T54" style:family="text">
      <style:text-properties officeooo:rsid="00b115ee"/>
    </style:style>
    <style:style style:name="T55" style:family="text">
      <style:text-properties officeooo:rsid="00b13b3f"/>
    </style:style>
    <style:style style:name="T56" style:family="text">
      <style:text-properties style:font-name="Times New Roman"/>
    </style:style>
    <style:style style:name="T57" style:family="text">
      <style:text-properties style:font-name="Times New Roman" fo:font-size="10pt" style:font-size-asian="10pt" style:font-size-complex="10pt"/>
    </style:style>
    <style:style style:name="T58" style:family="text">
      <style:text-properties officeooo:rsid="00b5f339"/>
    </style:style>
    <style:style style:name="T59" style:family="text">
      <style:text-properties officeooo:rsid="00b92390"/>
    </style:style>
    <style:style style:name="T60" style:family="text">
      <style:text-properties officeooo:rsid="00baf5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er" table:style-name="Header">
        <table:table-column table:style-name="Header.A"/>
        <table:table-column table:style-name="Header.B"/>
        <table:table-header-rows>
          <table:table-row>
            <table:table-cell office:value-type="string">
              <text:p text:style-name="P2">Chadwick Boggs, Software Developer/Architect</text:p>
            </table:table-cell>
            <table:table-cell office:value-type="string">
              <text:p text:style-name="P1"><text:a xlink:type="simple" xlink:href="mailto:chadwickboggs@gmail.com" text:style-name="Internet_20_link" text:visited-style-name="Visited_20_Internet_20_Link"><text:span text:style-name="T57">chadwickboggs@gmail.com</text:span></text:a><text:span text:style-name="T57"> </text:span><text:a xlink:type="simple" xlink:href="http://chadwickboggs.com/" text:style-name="Internet_20_link" text:visited-style-name="Visited_20_Internet_20_Link"><text:span text:style-name="T57">http://chadwickboggs.com</text:span></text:a></text:p>
            </table:table-cell>
          </table:table-row>
        </table:table-header-rows>
      </table:table>
      <text:p text:style-name="P10"/>
      <text:h text:style-name="P16" text:outline-level="1">Overview</text:h>
      <text:p text:style-name="P11"><text:bookmark-start text:name="__DdeLink__634_284484706"/><text:span text:style-name="T52">W</text:span>rit<text:span text:style-name="T52">ing</text:span> enterprise server software leveraging<text:span text:style-name="T52"> </text:span>Java <text:span text:style-name="T52">(RxJava)</text:span>, <text:span text:style-name="T52">Scala, </text:span>Groovy, SQL, Hadoop, VoltDB, <text:span text:style-name="T52">Neo4j, Bash+Fish, </text:span>Spring, Finagle, Google Protocol Buffers, OSGi, Mockito, JUnit, YAML, <text:span text:style-name="T50">sometimes </text:span>front-end <text:span text:style-name="T50">stuff, is my daily pursuit</text:span>. I know of but have not used Swift, Coffee Script, <text:span text:style-name="T13">HTTP/2, and others</text:span>. I<text:span text:style-name="T52">'</text:span>ve done <text:span text:style-name="T52">some </text:span>Android and iOS coding. I<text:span text:style-name="T52">'</text:span>m <text:span text:style-name="T52">pretty </text:span>strong with Unix, Linux, <text:span text:style-name="T52">tmux</text:span>, Amazon Web Service, Puppet, and Zookeeper, <text:span text:style-name="T52">Jetty</text:span>, Tomcat, J-Boss. I <text:span text:style-name="T52">like</text:span> <text:span text:style-name="T16">IntelliJ</text:span> IDEA, <text:span text:style-name="T52">and</text:span> Atlassian tools<text:span text:style-name="T58">. <text:s/></text:span>Apple OS-X <text:span text:style-name="T52">with Homebrew, or MacPorts, possibly Fink is good</text:span>.</text:p>
      <text:p text:style-name="P10">Employment-wise, I work<text:span text:style-name="T53">ed</text:span> <text:span text:style-name="T53">at </text:span>Sun Microsystems <text:span text:style-name="T53">within </text:span>software engineer<text:span text:style-name="T53">ing and as a Java Consultant to their clients teaching architecture, methodology, and design and coding (RUP, UP, SunTone, Agile, patterns)</text:span>. I <text:span text:style-name="T53">later </text:span>worked <text:span text:style-name="T14">at </text:span>RedPrairie/JDA Software Group as a Senior Engineer doing OSGi SOA <text:span text:style-name="T53">and</text:span> leading <text:span text:style-name="T53">one </text:span>new product teams. I was a Senior Architect at Packexpo, <text:span text:style-name="T15">Inc.</text:span>. <text:s/>I plan to continue <text:span text:style-name="T60">this stuff</text:span>, writing and <text:span text:style-name="T59">operating</text:span> beautiful code, collaborating<text:span text:style-name="T60"> realizing </text:span>business value <text:span text:style-name="T53">through software</text:span>.<text:bookmark-end text:name="__DdeLink__634_284484706"/></text:p>
      <text:h text:style-name="P16" text:outline-level="1">Stories</text:h>
      <text:h text:style-name="P17" text:outline-level="2">RxJava</text:h>
      <table:table table:name="Table1" table:style-name="Table1">
        <table:table-column table:style-name="Table1.A"/>
        <table:table-row>
          <table:table-cell table:style-name="Table1.A1" office:value-type="string">
            <text:p text:style-name="P5"><text:span text:style-name="T55">With “Rx (Reactive),” “b</text:span>ack pressure” manag<text:span text:style-name="T20">es</text:span> load <text:span text:style-name="T55">to ensure service level requirements.</text:span> <text:span text:style-name="T55">At the extreme, the fixed length request queue and finite number of processing threads simply deny excess requests, but crucially also producer throttling, consumer block size setting, and rate adjusting balance resource consumption. <text:s/>Some of these may automatically adjust themselves. <text:s/>Reactive defines the standards enabling cross-language compatibility. <text:s/>“Reactive [systems are] Responsive, Resilient, Elastic, and Message-Driven.“</text:span><text:span text:style-name="T55"><text:note text:id="ftn1" text:note-class="footnote"><text:note-citation>1</text:note-citation><text:note-body><text:p text:style-name="P4">http://www.reactivemanifesto.org/</text:p></text:note-body></text:note></text:span><text:span text:style-name="T55"> <text:s/>Future transforms and callbacks enable response code and flatmap operations collapse nested Futures. <text:s/>This is super cool stuff, but Reactive Streams is where it becomes codable:</text:span></text:p>
            <text:p text:style-name="P6"><text:span text:style-name="T20">“</text:span><text:span text:style-name="T21">Reactive Streams is an initiative to provide a standard for asynchronous stream processing with non-blocking back pressure.”</text:span><text:span text:style-name="T22"><text:note text:id="ftn2" text:note-class="footnote"><text:note-citation>2</text:note-citation><text:note-body><text:p text:style-name="P3">http://www.reactive-streams.org/</text:p></text:note-body></text:note></text:span><text:span text:style-name="T22"> <text:s/></text:span><text:span text:style-name="T23">RxJava v1.0 predated reactive streams, but an adapter is available. <text:s/></text:span><text:span text:style-name="T24">Streams may be processed, </text:span><text:span text:style-name="T25">split,</text:span><text:span text:style-name="T24"> and composed.</text:span></text:p>
          </table:table-cell>
        </table:table-row>
      </table:table>
      <text:p text:style-name="P15">I used RxJava <text:span text:style-name="T26">within server-side service code and around </text:span>in inter-service <text:span text:style-name="T27">calls on one </text:span>item trading website.</text:p>
      <text:h text:style-name="P17" text:outline-level="2">Finagle</text:h>
      <table:table table:name="Table2" table:style-name="Table2">
        <table:table-column table:style-name="Table2.A"/>
        <table:table-row>
          <table:table-cell table:style-name="Table2.A1" office:value-type="string">
            <text:p text:style-name="P8"><text:bookmark-start text:name="__DdeLink__411_1509657990"/>Like Netflix's RxJava, Twitter's OSS Finagle enables <text:span text:style-name="T18">asynchronous (</text:span>reactive<text:span text:style-name="T18">)</text:span> programming <text:span text:style-name="T19">o</text:span>n <text:span text:style-name="T19">the </text:span>J<text:span text:style-name="T19">VM. <text:s/></text:span><text:bookmark-end text:name="__DdeLink__411_1509657990"/><text:bookmark-start text:name="__DdeLink__413_1509657990"/><text:span text:style-name="T19">I</text:span><text:bookmark-end text:name="__DdeLink__413_1509657990"/><text:span text:style-name="T19">t predated RxJava.</text:span></text:p>
          </table:table-cell>
        </table:table-row>
      </table:table>
      <text:p text:style-name="P10">I used Finagle <text:span text:style-name="T29">around </text:span>inter-service <text:span text:style-name="T28">calls on one application, but with the absence of stream processing, callback hell was endured, massively decreasing code readability, thereby maintainability</text:span>.</text:p>
      <text:p text:style-name="P10"/>
      <text:h text:style-name="P17" text:outline-level="2"><text:soft-page-break/>Google Protocol Buffers</text:h>
      <table:table table:name="Table3" table:style-name="Table3">
        <table:table-column table:style-name="Table3.A"/>
        <table:table-row>
          <table:table-cell table:style-name="Table3.A1" office:value-type="string">
            <text:p text:style-name="P7">Protocol Buffers provides fast, reliable remote communications. Definitions may be made backwards compatibl<text:span text:style-name="T30">e to the extent that server-side may advance ahead of client-side version.</text:span></text:p>
          </table:table-cell>
        </table:table-row>
      </table:table>
      <text:p text:style-name="P10">I used protobuf <text:span text:style-name="T31">for</text:span> inter-service communications <text:span text:style-name="T31">on one project</text:span>.</text:p>
      <text:p text:style-name="P10"/>
      <text:h text:style-name="P17" text:outline-level="2">Puppet</text:h>
      <table:table table:name="Table4" table:style-name="Table4">
        <table:table-column table:style-name="Table4.A"/>
        <table:table-row>
          <table:table-cell table:style-name="Table4.A1" office:value-type="string">
            <text:p text:style-name="P7">Puppet facilitates cloud environment service, <text:span text:style-name="T32">presence </text:span>and configuration.</text:p>
          </table:table-cell>
        </table:table-row>
      </table:table>
      <text:p text:style-name="P10">I used Puppet <text:span text:style-name="T33">at two companies </text:span>and investigated at JDA.</text:p>
      <text:p text:style-name="P10"/>
      <text:h text:style-name="P17" text:outline-level="2">Zookeeper</text:h>
      <table:table table:name="Table5" table:style-name="Table5">
        <table:table-column table:style-name="Table5.A"/>
        <table:table-row>
          <table:table-cell table:style-name="Table5.A1" office:value-type="string">
            <text:p text:style-name="P7">Zookeeper <text:span text:style-name="T34">provides strict consistency across nodes often used for locking/synchronization within clusters of processing nodes</text:span>.</text:p>
          </table:table-cell>
        </table:table-row>
      </table:table>
      <text:p text:style-name="P10">I used Zookeeper <text:span text:style-name="T34">a couple of companies </text:span>and investigated it for use with OSGi at JDA.</text:p>
      <text:p text:style-name="P10"/>
      <text:h text:style-name="P17" text:outline-level="2">Nagios</text:h>
      <table:table table:name="Table6" table:style-name="Table6">
        <table:table-column table:style-name="Table6.A"/>
        <table:table-row>
          <table:table-cell table:style-name="Table6.A1" office:value-type="string">
            <text:p text:style-name="P7">Nagios <text:span text:style-name="T35">is OSS and </text:span>facilitates system and service monitoring. <text:s/><text:span text:style-name="T51">I have used it.</text:span></text:p>
          </table:table-cell>
        </table:table-row>
      </table:table>
      <text:p text:style-name="P10"/>
      <text:h text:style-name="P17" text:outline-level="2">OSGi</text:h>
      <table:table table:name="Table7" table:style-name="Table7">
        <table:table-column table:style-name="Table7.A"/>
        <table:table-row>
          <table:table-cell table:style-name="Table7.A1" office:value-type="string">
            <text:p text:style-name="P7">OSGi manages versioned components and classpaths at runtime with strict isolation, also the location of call targets, be they local or remote, <text:span text:style-name="T36">is </text:span>transparent <text:span text:style-name="T36">to the caller</text:span>.</text:p>
          </table:table-cell>
        </table:table-row>
      </table:table>
      <text:p text:style-name="P10">I designed and coded <text:span text:style-name="T37">our</text:span> first uses of <text:span text:style-name="T37">it </text:span>at JDA. <text:s/>Apache Karaf and Felix were our choices.</text:p>
      <text:p text:style-name="P10"/>
      <text:h text:style-name="P17" text:outline-level="2">CXF</text:h>
      <table:table table:name="Table8" table:style-name="Table8">
        <table:table-column table:style-name="Table8.A"/>
        <table:table-row>
          <table:table-cell table:style-name="Table8.A1" office:value-type="string">
            <text:p text:style-name="P9">CXF provides service exposure and connection solely through configuration. <text:s/><text:span text:style-name="T38">It enables </text:span>SOAP, REST, and RMI <text:span text:style-name="T38">to </text:span>be configured <text:span text:style-name="T38">as endpoints, even concurrently active ones.</text:span></text:p>
          </table:table-cell>
        </table:table-row>
      </table:table>
      <text:p text:style-name="P10">I prototyped CXF <text:span text:style-name="T39">for use within OSGi </text:span>at JDA.</text:p>
      <text:p text:style-name="P10"/>
      <text:h text:style-name="P17" text:outline-level="2">Objective-C iOS</text:h>
      <table:table table:name="Table9" table:style-name="Table9">
        <table:table-column table:style-name="Table9.A"/>
        <table:table-row>
          <table:table-cell table:style-name="Table9.A1" office:value-type="string">
            <text:p text:style-name="P7">Before Swift, iOS direct native apps were coded in Objective-C.</text:p>
          </table:table-cell>
        </table:table-row>
      </table:table>
      <text:p text:style-name="P10">I was tr<text:span text:style-name="T17">ain</text:span>ed in iOS coding in Xcode and JetBrains' ReSharper at JDA as a developer.</text:p>
      <text:p text:style-name="P10"/>
      <text:h text:style-name="P17" text:outline-level="2"><text:soft-page-break/>Android</text:h>
      <table:table table:name="Table10" table:style-name="Table10">
        <table:table-column table:style-name="Table10.A"/>
        <table:table-row>
          <table:table-cell table:style-name="Table10.A1" office:value-type="string">
            <text:p text:style-name="P7">Android, <text:span text:style-name="T40">a</text:span>s a variant of Linux and <text:span text:style-name="T40">its</text:span> programming <text:span text:style-name="T40">similar to </text:span>Java, <text:span text:style-name="T40">it is highly accessible</text:span>.</text:p>
          </table:table-cell>
        </table:table-row>
      </table:table>
      <text:p text:style-name="P10">I trained myself on <text:span text:style-name="T41">it and did a little prototyping of one iOS app I had written</text:span>.</text:p>
      <text:p text:style-name="P10"/>
      <text:h text:style-name="P17" text:outline-level="2">Mockito</text:h>
      <table:table table:name="Table11" table:style-name="Table11">
        <table:table-column table:style-name="Table11.A"/>
        <table:table-row>
          <table:table-cell table:style-name="Table11.A1" office:value-type="string">
            <text:p text:style-name="P7">Mockito <text:span text:style-name="T42">often beats Easy</text:span>Mock. <text:s/><text:span text:style-name="T42">Mocking, of course, is</text:span> crucial for facilitating TDD, <text:span text:style-name="T42">to make the unit tests work. <text:s/>As </text:span>BDD <text:span text:style-name="T42">with</text:span> Cucumber <text:span text:style-name="T42">is totally awesome, Mockito, JUnit, Cucumber are sorely missed when not present</text:span>.</text:p>
          </table:table-cell>
        </table:table-row>
      </table:table>
      <text:p text:style-name="P10">I<text:span text:style-name="T43">'ve</text:span> used Mockito <text:span text:style-name="T43">and</text:span> PowerMock <text:span text:style-name="T43">to spice it up a bit.</text:span></text:p>
      <text:p text:style-name="P10"/>
      <text:h text:style-name="P17" text:outline-level="2">Cucumber</text:h>
      <table:table table:name="Table12" table:style-name="Table12">
        <table:table-column table:style-name="Table12.A"/>
        <table:table-row>
          <table:table-cell table:style-name="Table12.A1" office:value-type="string">
            <text:p text:style-name="P7">Cucumber enables acceptance test<text:span text:style-name="T44">s to be</text:span> written and maintained by business <text:span text:style-name="T44">stakeholders and they compile into actual test code</text:span>. <text:s/><text:span text:style-name="T44">Pretty cool.</text:span></text:p>
          </table:table-cell>
        </table:table-row>
      </table:table>
      <text:p text:style-name="P10">I used <text:span text:style-name="T44">it at one company.</text:span></text:p>
      <text:p text:style-name="P10"/>
      <text:h text:style-name="P17" text:outline-level="2">Atlassian Tools</text:h>
      <table:table table:name="Table13" table:style-name="Table13">
        <table:table-column table:style-name="Table13.A"/>
        <table:table-row>
          <table:table-cell table:style-name="Table13.A1" office:value-type="string">
            <text:p text:style-name="P7">Atlassian provides rich interoperable tool suites from Git clients to chatting clients to issue tracking, code reviews, wiki's, and continuous integration servers.</text:p>
          </table:table-cell>
        </table:table-row>
      </table:table>
      <text:p text:style-name="P10">I used most of Atlassian's tools at Tendril and JDA as well as their Intelli-J IDEA plugin with which pre-commit Crucible code review creation was facilitated.</text:p>
      <text:p text:style-name="P10"/>
      <text:h text:style-name="P17" text:outline-level="2">Groovy</text:h>
      <table:table table:name="Table14" table:style-name="Table14">
        <table:table-column table:style-name="Table14.A"/>
        <table:table-row>
          <table:table-cell table:style-name="Table14.A1" office:value-type="string">
            <text:p text:style-name="P7">Groovy is a meta programming tool facilitating domain specific language (DSL) creation. Many tools and frameworks, Gradle being one <text:span text:style-name="T45">for </text:span>example, are Groovy DSL's. Groovy brings closures and other new language <text:span text:style-name="T45">features to the JVM. <text:s/>It may be </text:span>ideal for rapid prototyping. Initially it was 1000x slower than Java and contained <text:span text:style-name="T45">serious</text:span> memory leaks, <text:span text:style-name="T45">but it's pretty good now, merely </text:span>10% slower <text:span text:style-name="T45">or so</text:span>.</text:p>
          </table:table-cell>
        </table:table-row>
      </table:table>
      <text:p text:style-name="P10">I<text:span text:style-name="T46">'ve </text:span>used <text:span text:style-name="T46">it </text:span>for shell scripting, <text:span text:style-name="T46">although I like Fish and tolerate Bash</text:span>, <text:span text:style-name="T46">and REPL </text:span>code testing and experimenting, <text:span text:style-name="T46">sometimes for unit tests</text:span>.</text:p>
      <text:p text:style-name="P10"/>
      <text:h text:style-name="P17" text:outline-level="2">Grails</text:h>
      <table:table table:name="Table15" table:style-name="Table15">
        <table:table-column table:style-name="Table15.A"/>
        <table:table-row>
          <table:table-cell table:style-name="Table15.A1" office:value-type="string">
            <text:p text:style-name="P7">Similar to Rails in Ruby, Grails in Groovy uses convention over configuration producing web GUI's <text:span text:style-name="T47">pretty </text:span>tersely. <text:s/><text:span text:style-name="T47">I</text:span>t generates <text:span text:style-name="T47">the </text:span>scaffolding, similar to Spring Roo.</text:p>
          </table:table-cell>
        </table:table-row>
      </table:table>
      <text:p text:style-name="P10">I used grails to create an RDB, web CRUD prototype at JDA proving that SQL Server (relational) was <text:soft-page-break/>faster than Neo4j (non-relational/nosql) for our generic system. Personally I also created a trading web site using Monet DB which enables users to post items with images and descriptions which they desired to trade. Users would matchup trades.</text:p>
      <text:p text:style-name="P10"/>
      <text:h text:style-name="P17" text:outline-level="2">Scala</text:h>
      <table:table table:name="Table16" table:style-name="Table16">
        <table:table-column table:style-name="Table16.A"/>
        <table:table-row>
          <table:table-cell table:style-name="Table16.A1" office:value-type="string">
            <text:p text:style-name="P7">Scala is object oriented functional <text:span text:style-name="T48">language </text:span>with map, flatmap, for-comprehension, and other built-in tools which facilitate reactive programming. <text:s/><text:span text:style-name="T48">It is impressively</text:span> readable ways, <text:span text:style-name="T48">and being functional TDD and unit testing slightly reduces and alters in necessity</text:span>.</text:p>
          </table:table-cell>
        </table:table-row>
      </table:table>
      <text:p text:style-name="P10">I completed Coursera's Scala training worked with Scala code at Tendril as a developer.</text:p>
      <text:p text:style-name="P10"/>
      <text:h text:style-name="P17" text:outline-level="2">JEE</text:h>
      <table:table table:name="Table17" table:style-name="Table17">
        <table:table-column table:style-name="Table17.A"/>
        <table:table-row>
          <table:table-cell table:style-name="Table17.A1" office:value-type="string">
            <text:p text:style-name="P7">EE collects many technologies used in enterprise computing, JTA, JDA, Entity Beans, Session Bean, Message Driven Beans, JMS, Servlets, JSP, JSTL, etc.. Recent versions enabled individual components to be used individually and embedded, outside of an application server.</text:p>
          </table:table-cell>
        </table:table-row>
      </table:table>
      <text:p text:style-name="P10">A decade ago I was trained in the precursors and in J2EE at Sun Microsystems and I designed systems for their customers using it while training their customers in it. I continued using it elsewhere, usually in JBoss, but also in WebLogic. I know of recent versions, but <text:span text:style-name="T49">primarily</text:span> have at work used Jetty and Tomcat alone, often reverse-proxied by Apache or Nginx.</text:p>
      <text:p text:style-name="P10"/>
      <text:h text:style-name="P17" text:outline-level="2">JBoss</text:h>
      <table:table table:name="Table18" table:style-name="Table18">
        <table:table-column table:style-name="Table18.A"/>
        <table:table-row>
          <table:table-cell table:style-name="Table18.A1" office:value-type="string">
            <text:p text:style-name="P7">An OSS JEE application server and related suites of products.</text:p>
          </table:table-cell>
        </table:table-row>
      </table:table>
      <text:p text:style-name="P10">I have used JBoss professionally since version 2.x. Sun customers, Packexpo, Etilize, RedPrairie/JDA, and others using JMS/MoM, jBPM and merely as a finite state machine (FSM).</text:p>
      <text:p text:style-name="P10"/>
      <text:h text:style-name="P17" text:outline-level="2">Jetty, Tomcat</text:h>
      <table:table table:name="Table19" table:style-name="Table19">
        <table:table-column table:style-name="Table19.A"/>
        <table:table-row>
          <table:table-cell table:style-name="Table19.A1" office:value-type="string">
            <text:p text:style-name="P7">A web container with native components which reduce CPU load during image transfer among other things.</text:p>
          </table:table-cell>
        </table:table-row>
      </table:table>
      <text:p text:style-name="P10"><text:bookmark-start text:name="__DdeLink__399_2118907000"/>I have used them at almost every employer, including JBoss Web, a variant of Tomcat/Catalina.<text:bookmark-end text:name="__DdeLink__399_2118907000"/></text:p>
      <text:p text:style-name="P10"/>
      <text:h text:style-name="P17" text:outline-level="2">Unix, Linux FreeBSD/Darwin/OS-X</text:h>
      <text:p text:style-name="P10">BeOS and GNU Operating System attempted to be completely asynchronous and concurrent, a noble goal, but found correctness and debugging overly daunting challenges. The winners to date remain traditionally programmed variants of Unix which continuously and steadily evolve over time reaching new platforms, accommodating new and changing hardware, and debugging and improving their own code.</text:p>
      <text:p text:style-name="P10"><text:soft-page-break/>Obviously, I am a Unix guy including having worked at Sun, been a consultant representing Sun, coded in Linux in Operating Systems as an undergraduate, and studied system administration under Evi Nemeth (an originator of the "sudo" command, author of the Unix System Administration Handbook, among many other unique achievements) at the University of Colorado, Boulder.</text:p>
      <text:p text:style-name="P10"/>
      <text:h text:style-name="P16" text:outline-level="1"><text:span text:style-name="T8">Employment </text:span>History</text:h>
      <text:p text:style-name="P12"><text:span text:style-name="T7">9</text:span><text:span text:style-name="T6">/1/</text:span><text:span text:style-name="T4">201</text:span><text:span text:style-name="T5">4</text:span><text:span text:style-name="T4">-201</text:span><text:span text:style-name="T7">5</text:span><text:span text:style-name="T4"> Software Engineer</text:span><text:span text:style-name="T1">, Comcast, Corp.</text:span></text:p>
      <text:list xml:id="list7350826574118337993" text:style-name="L1">
        <text:list-item>
          <text:p text:style-name="P18">Prototyped one of their systems against source data from a new source.</text:p>
        </text:list-item>
        <text:list-item>
          <text:p text:style-name="P18">Advanced one of their systems leveraging Reactive and quality coding principals.</text:p>
        </text:list-item>
      </text:list>
      <text:p text:style-name="P13"/>
      <text:p text:style-name="P12"><text:bookmark-start text:name="__DdeLink__417_1509657990"/><text:span text:style-name="T6">2/1/</text:span><text:span text:style-name="T4">201</text:span><text:span text:style-name="T5">4</text:span><text:span text:style-name="T4">-</text:span><text:span text:style-name="T6">5/1/</text:span><text:span text:style-name="T4">201</text:span><text:span text:style-name="T5">4</text:span><text:span text:style-name="T4"> Software Engineer</text:span><text:span text:style-name="T1">, Tendril, Inc.</text:span></text:p>
      <text:list xml:id="list3285779751281092366" text:style-name="L2">
        <text:list-item>
          <text:p text:style-name="P19"><text:bookmark-end text:name="__DdeLink__417_1509657990"/>Back-end dev-ops programmer on SOA Finagle+Protobuf+Cloud components.</text:p>
        </text:list-item>
        <text:list-item>
          <text:p text:style-name="P19"><text:span text:style-name="T9">Technologies: </text:span>Atlassian, Git, Cucumber BDD, PostgreSQL, Hadoop, Hibernate, Scala, Intelli-J IDEA.</text:p>
        </text:list-item>
      </text:list>
      <text:p text:style-name="P10"/>
      <text:p text:style-name="P10"><text:span text:style-name="T6">2/1/</text:span><text:span text:style-name="T4">2010-</text:span><text:span text:style-name="T6">12/31/</text:span><text:span text:style-name="T4">2013 Senior Software Engineer</text:span><text:span text:style-name="T1">, JDA Software Group, Inc. which merged with RedPrairie, Corp. formerly StorePerform, Inc.</text:span></text:p>
      <text:list xml:id="list161905116539108" text:continue-numbering="true" text:style-name="L2">
        <text:list-item>
          <text:p text:style-name="P19">Project Lead for integration of iOS, Android mobile task system with legacy web-based system</text:p>
          <text:list>
            <text:list-item>
              <text:p text:style-name="P19">Tasks roughly are E-mail messages enhanced for distributing and tracking business actions.</text:p>
            </text:list-item>
            <text:list-item>
              <text:p text:style-name="P19">Customers included Fortune-500 companies. <text:s/>Scalability, performance were significant.</text:p>
            </text:list-item>
            <text:list-item>
              <text:p text:style-name="P19">Technologies: OSGi, Gradle, Git, and Sql Server.</text:p>
            </text:list-item>
          </text:list>
        </text:list-item>
        <text:list-item>
          <text:p text:style-name="P19">Extended and maintained legacy J2EE web-based task management system.</text:p>
        </text:list-item>
      </text:list>
      <text:p text:style-name="P10"/>
      <text:p text:style-name="P10"><text:span text:style-name="T4">2008-2009 Independent Software Development Consultant &amp; Sun Java Consultan</text:span><text:span text:style-name="T1">t</text:span></text:p>
      <text:list xml:id="list8420416379362395402" text:style-name="L3">
        <text:list-item>
          <text:p text:style-name="P20">Extended and maintained a JEE merchandise inventory system with MySQL DB.</text:p>
        </text:list-item>
        <text:list-item>
          <text:p text:style-name="P20"><text:span text:style-name="T10">Customers: </text:span>AmDocs, Etilize, Bell South, eBay, Frontier Airlines, Skyway</text:p>
        </text:list-item>
      </text:list>
      <text:p text:style-name="P10"/>
      <text:p text:style-name="P10">2007 Chief Operation Officer, Evolution Hosting, Inc.</text:p>
      <text:list xml:id="list653996415988857835" text:style-name="L4">
        <text:list-item>
          <text:p text:style-name="P21">ViaWest data center Linux servers for J2EE applications with Java management software.</text:p>
        </text:list-item>
        <text:list-item>
          <text:p text:style-name="P21">Large number of customers including Crocks, Wells Fargo, and Hunter Douglass, among others.</text:p>
        </text:list-item>
      </text:list>
      <text:p text:style-name="P10"/>
      <text:p text:style-name="P10">2004-2007 Independent Software Development Consultant &amp; Sun Java Consultant</text:p>
      <text:list xml:id="list6292261860723588534" text:style-name="L5">
        <text:list-item>
          <text:p text:style-name="P22">Created NIO client with could reach 100 Mb/s scale message rates.</text:p>
        </text:list-item>
        <text:list-item>
          <text:p text:style-name="P22">Created new web sites.</text:p>
        </text:list-item>
        <text:list-item>
          <text:p text:style-name="P22"><text:soft-page-break/><text:span text:style-name="T11">Consulted at </text:span>eBay, Frontier Airlines, Bell South, Skyway <text:span text:style-name="T11">representing Sun Microsystems, Inc.</text:span></text:p>
        </text:list-item>
      </text:list>
      <text:p text:style-name="P10"/>
      <text:p text:style-name="P10"><text:span text:style-name="T4">2002-2004 Senior Software Architect</text:span><text:span text:style-name="T1">, Packexpo, Inc.</text:span></text:p>
      <text:list xml:id="list8179427335594446743" text:style-name="L6">
        <text:list-item>
          <text:p text:style-name="P23">Created a reporting systems for packaging advertising services.</text:p>
        </text:list-item>
        <text:list-item>
          <text:p text:style-name="P23">Maintained packaging advertising web site.</text:p>
        </text:list-item>
        <text:list-item>
          <text:p text:style-name="P23">Technologies: JBoss, Linux, MySQL, Intelli-J, BeanShell, JSP, Lzop'ed data stream for large DB backups over NFS mounts.</text:p>
        </text:list-item>
      </text:list>
      <text:p text:style-name="P10"/>
      <text:p text:style-name="P10"><text:span text:style-name="T4">1999-2002 Java Consultant</text:span><text:span text:style-name="T1">, Sun Java Center, Sun Microsystems, Inc.</text:span></text:p>
      <text:list xml:id="list1228411191542736051" text:style-name="L7">
        <text:list-item>
          <text:p text:style-name="P24"><text:span text:style-name="T2">Represented Sun for RUP, UP, SunTone, OOA&amp;</text:span><text:span text:style-name="T3">D mentoring and J2EE coding.</text:span></text:p>
        </text:list-item>
        <text:list-item>
          <text:p text:style-name="P24"><text:span text:style-name="T12">Consulted at </text:span>Citi<text:span text:style-name="T12">g</text:span>roup, Vanguard Fiduciary Trust, Credit Suisse.</text:p>
        </text:list-item>
        <text:list-item>
          <text:p text:style-name="P24">Performed an Architecture Assessment recommending SOA and JEE which later was followed as advised.</text:p>
        </text:list-item>
      </text:list>
      <text:p text:style-name="P10"/>
      <text:p text:style-name="P10"><text:span text:style-name="T4">1998-1999 Java Developer</text:span><text:span text:style-name="T1">, Sun Educational Services, Sun Microsystems, Inc.</text:span></text:p>
      <text:list xml:id="list5051065893935897968" text:style-name="L8">
        <text:list-item>
          <text:p text:style-name="P25">Created web-based and Swing computer assisted training systems.</text:p>
        </text:list-item>
        <text:list-item>
          <text:p text:style-name="P25">Improved the performance of our custom pseudo-recursive-descent parser template engine by adding caching of parser results and by altering the parsing algorithm.</text:p>
        </text:list-item>
      </text:list>
      <text:p text:style-name="P10"/>
      <text:h text:style-name="Heading_20_1" text:outline-level="1">Education, Certifications, Patents</text:h>
      <text:list xml:id="list2518314393040266172" text:style-name="L9">
        <text:list-item>
          <text:p text:style-name="P26">Sun Certified Java Developer</text:p>
        </text:list-item>
        <text:list-item>
          <text:p text:style-name="P26">Sun Certified Java Programmer</text:p>
        </text:list-item>
        <text:list-item>
          <text:p text:style-name="P28"><text:span text:style-name="T56">Patent: </text:span><text:a xlink:type="simple" xlink:href="http://www.patentgenius.com/patent/6907423.html" text:style-name="Internet_20_link" text:visited-style-name="Visited_20_Internet_20_Link"><text:span text:style-name="T56">#6907423</text:span></text:a><text:span text:style-name="T56"> Search engine interface and method of controlling client searches</text:span></text:p>
        </text:list-item>
        <text:list-item>
          <text:p text:style-name="P27">B.S. Computer Science, University of Colorado at Boulder</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ource Sans Pro" svg:font-family="'Source Sans Pro', 'Open Sans', 'Helvetica Neue', sans-serif"/>
    <style:font-face style:name="Times-Roman" svg:font-family="Times-Roman"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Times-Roman" fo:font-family="Times-Roman" style:font-family-generic="roman" fo:font-size="12pt" fo:font-weight="normal" style:font-size-asian="12pt" style:font-weight-asian="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Indented_20_Text_20_Body" style:display-name="Indented Text Body" style:family="paragraph" style:parent-style-name="Text_20_body" style:master-page-name="">
      <style:graphic-properties draw:fill="none" draw:fill-image-width="0in" draw:fill-image-height="0in"/>
      <style:paragraph-properties fo:margin-left="0.5in" fo:margin-right="0in" fo:margin-top="0in" fo:margin-bottom="0.0835in" loext:contextual-spacing="false" fo:text-align="justify" style:justify-single-word="false" fo:text-indent="0in" style:auto-text-indent="false" style:page-number="auto">
        <style:tab-stops>
          <style:tab-stop style:position="0.5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13:48:27.151840000</meta:creation-date>
    <dc:date>2015-09-13T16:19:03.064242000</dc:date>
    <meta:editing-duration>P1DT4H12M22S</meta:editing-duration>
    <meta:editing-cycles>176</meta:editing-cycles>
    <meta:generator>LibreOffice/5.0.1.2$MacOSX_X86_64 LibreOffice_project/81898c9f5c0d43f3473ba111d7b351050be20261</meta:generator>
    <meta:document-statistic meta:table-count="20" meta:image-count="0" meta:object-count="0" meta:page-count="6" meta:paragraph-count="107" meta:word-count="1620" meta:character-count="10994" meta:non-whitespace-character-count="9489"/>
  </office:meta>
</office:document-meta>
</file>